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555in solid #800000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0.0555in solid #800000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none" style:font-name="Albany AMT1" fo:font-size="18pt" fo:font-style="normal" fo:text-shadow="none" style:text-underline-style="none"/>
    </style:style>
    <style:style style:name="ce5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6" style:family="table-cell" style:parent-style-name="Default">
      <style:table-cell-properties fo:border-bottom="none" fo:border-left="0.0555in solid #800000" fo:border-right="0.0555in solid #800000" fo:border-top="none"/>
    </style:style>
    <style:style style:name="ce7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able-cell-properties fo:border-bottom="none" fo:border-left="0.0346in solid #800080" fo:border-right="none" fo:border-top="0.0346in solid #800080"/>
    </style:style>
    <style:style style:name="ce10" style:family="table-cell" style:parent-style-name="Default">
      <style:table-cell-properties fo:border-bottom="none" fo:border-left="0.0346in solid #800080" fo:border-right="none" fo:border-top="0.0346in solid #800000"/>
      <style:text-properties fo:font-weight="normal"/>
    </style:style>
    <style:style style:name="ce11" style:family="table-cell" style:parent-style-name="Default">
      <style:table-cell-properties fo:border-bottom="none" fo:border-left="0.0346in solid #800080" fo:border-right="none" fo:border-top="none"/>
      <style:text-properties fo:font-weight="normal"/>
    </style:style>
    <style:style style:name="ce12" style:family="table-cell" style:parent-style-name="Default">
      <style:table-cell-properties fo:border-bottom="0.0346in solid #800000" fo:border-left="0.0346in solid #800080" fo:border-right="none" fo:border-top="none"/>
      <style:text-properties fo:font-weight="normal"/>
    </style:style>
    <style:style style:name="ce13" style:family="table-cell" style:parent-style-name="Default">
      <style:table-cell-properties fo:border-bottom="0.0346in solid #800080" fo:border-left="0.0346in solid #800080" fo:border-right="none" fo:border-top="none"/>
      <style:text-properties fo:font-weight="normal"/>
    </style:style>
    <style:style style:name="ce14" style:family="table-cell" style:parent-style-name="Default" style:data-style-name="N104"/>
    <style:style style:name="ce15" style:family="table-cell" style:parent-style-name="Default" style:data-style-name="N38"/>
    <style:style style:name="ce16" style:family="table-cell" style:parent-style-name="Default" style:data-style-name="N60"/>
    <style:style style:name="ce17" style:family="table-cell" style:parent-style-name="Default" style:data-style-name="N70"/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text-line-through-style="solid"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none" fo:border-left="0.0346in solid #008000" fo:border-right="none" fo:border-top="0.0346in solid #008000"/>
    </style:style>
    <style:style style:name="ce21" style:family="table-cell" style:parent-style-name="Default">
      <style:table-cell-properties fo:border-bottom="none" fo:border-left="0.0346in solid #008000" fo:border-right="none" fo:border-top="none"/>
    </style:style>
    <style:style style:name="ce22" style:family="table-cell" style:parent-style-name="Default">
      <style:table-cell-properties fo:border-bottom="0.0346in solid #008000" fo:border-left="0.0346in solid #008000" fo:border-right="none" fo:border-top="none"/>
    </style:style>
    <style:style style:name="ce23" style:family="table-cell" style:parent-style-name="Default">
      <style:text-properties style:text-line-through-style="solid" fo:text-shadow="1pt 1pt"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none" fo:border-left="none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5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6" style:family="table-cell" style:parent-style-name="Default">
      <style:table-cell-properties fo:border-bottom="0.0555in solid #800000" fo:border-left="none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27" style:family="table-cell" style:parent-style-name="Default">
      <style:table-cell-properties fo:border-bottom="none" fo:border-left="none" fo:border-right="0.0346in solid #800080" fo:border-top="0.0346in solid #800080"/>
    </style:style>
    <style:style style:name="ce28" style:family="table-cell" style:parent-style-name="Default">
      <style:table-cell-properties fo:border-bottom="none" fo:border-left="0.0346in solid #008000" fo:border-right="0.0346in solid #800080" fo:border-top="0.0346in solid #800000"/>
      <style:text-properties fo:font-weight="normal"/>
    </style:style>
    <style:style style:name="ce29" style:family="table-cell" style:parent-style-name="Default">
      <style:table-cell-properties fo:border-bottom="none" fo:border-left="0.0346in solid #008000" fo:border-right="0.0346in solid #800080" fo:border-top="none"/>
      <style:text-properties fo:font-weight="normal"/>
    </style:style>
    <style:style style:name="ce30" style:family="table-cell" style:parent-style-name="Default">
      <style:table-cell-properties fo:border-bottom="0.0346in solid #800000" fo:border-left="0.0346in solid #008000" fo:border-right="0.0346in solid #800080" fo:border-top="none"/>
      <style:text-properties fo:font-weight="normal"/>
    </style:style>
    <style:style style:name="ce31" style:family="table-cell" style:parent-style-name="Default">
      <style:table-cell-properties fo:border-bottom="0.0346in solid #800080" fo:border-left="none" fo:border-right="0.0346in solid #800080" fo:border-top="none"/>
      <style:text-properties fo:font-weight="normal"/>
    </style:style>
    <style:style style:name="ce32" style:family="table-cell" style:parent-style-name="Default">
      <style:table-cell-properties fo:border-bottom="none" fo:border-left="0.0346in solid #800000" fo:border-right="none" fo:border-top="0.0346in solid #800000"/>
    </style:style>
    <style:style style:name="ce33" style:family="table-cell" style:parent-style-name="Default">
      <style:table-cell-properties fo:border-bottom="0.0346in solid #008000" fo:border-left="0.0346in solid #800000" fo:border-right="none" fo:border-top="none"/>
    </style:style>
    <style:style style:name="ce34" style:family="table-cell" style:parent-style-name="Default">
      <style:table-cell-properties fo:border-bottom="0.0346in solid #800000" fo:border-left="0.0346in solid #800000" fo:border-right="none" fo:border-top="none"/>
    </style:style>
    <style:style style:name="ce35" style:family="table-cell" style:parent-style-name="Default">
      <style:table-cell-properties fo:border-bottom="none" fo:border-left="0.0346in solid #800000" fo:border-right="none" fo:border-top="none"/>
    </style:style>
    <style:style style:name="ce36" style:family="table-cell" style:parent-style-name="Default">
      <style:table-cell-properties fo:border-bottom="0.0346in solid #800000" fo:border-left="0.0346in solid #800000" fo:border-right="none" fo:border-top="0.0346in solid #008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346in solid #008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555in solid #800000" fo:border-top="0.0555in solid #800000"/>
      <style:text-properties fo:font-style="italic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none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fo:border-bottom="0.0555in solid #800000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fo:border-bottom="none" fo:border-left="none" fo:border-right="none" fo:border-top="0.0346in solid #008000"/>
    </style:style>
    <style:style style:name="ce43" style:family="table-cell" style:parent-style-name="Default">
      <style:table-cell-properties fo:border-bottom="none" fo:border-left="none" fo:border-right="none" fo:border-top="0.0346in solid #800000"/>
    </style:style>
    <style:style style:name="ce44" style:family="table-cell" style:parent-style-name="Default">
      <style:table-cell-properties fo:border-bottom="0.0346in solid #800000" fo:border-left="none" fo:border-right="none" fo:border-top="none"/>
    </style:style>
    <style:style style:name="ce45" style:family="table-cell" style:parent-style-name="Default">
      <style:table-cell-properties fo:border-bottom="0.0346in solid #800000" fo:border-left="none" fo:border-right="0.0346in solid #008000" fo:border-top="0.0346in solid #008000"/>
    </style:style>
    <style:style style:name="ce46" style:family="table-cell" style:parent-style-name="Default">
      <style:table-cell-properties fo:border-bottom="none" fo:border-left="none" fo:border-right="0.0346in solid #008000" fo:border-top="none"/>
    </style:style>
    <style:style style:name="ce47" style:family="table-cell" style:parent-style-name="Default">
      <style:table-cell-properties fo:border-bottom="0.0346in solid #008000" fo:border-left="none" fo:border-right="0.0346in solid #008000" fo:border-top="none"/>
    </style:style>
    <style:style style:name="ce48" style:family="table-cell" style:parent-style-name="Default">
      <style:table-cell-properties fo:border-bottom="none" fo:border-left="none" fo:border-right="0.0346in solid #008000" fo:border-top="0.0346in solid #008000"/>
    </style:style>
    <style:style style:name="ce49" style:family="table-cell" style:parent-style-name="Default">
      <style:table-cell-properties fo:border-bottom="none" fo:border-left="none" fo:border-right="0.0346in solid #800000" fo:border-top="0.0346in solid #800000"/>
    </style:style>
    <style:style style:name="ce50" style:family="table-cell" style:parent-style-name="Default">
      <style:table-cell-properties fo:border-bottom="0.0346in solid #008000" fo:border-left="none" fo:border-right="0.0346in solid #800000" fo:border-top="none"/>
    </style:style>
    <style:style style:name="ce51" style:family="table-cell" style:parent-style-name="Default">
      <style:table-cell-properties fo:border-bottom="0.0346in solid #800000" fo:border-left="none" fo:border-right="0.0346in solid #800000" fo:border-top="none"/>
    </style:style>
    <style:style style:name="ce52" style:family="table-cell" style:parent-style-name="Default">
      <style:table-cell-properties fo:border-bottom="none" fo:border-left="none" fo:border-right="0.0346in solid #800000" fo:border-top="none"/>
    </style:style>
    <style:style style:name="ce53" style:family="table-cell" style:parent-style-name="Default">
      <style:table-cell-properties fo:border-bottom="none" fo:border-left="0.0555in solid #800000" fo:border-right="none" fo:border-top="0.0555in solid #800000"/>
    </style:style>
    <style:style style:name="ce54" style:family="table-cell" style:parent-style-name="Default">
      <style:table-cell-properties fo:border-bottom="none" fo:border-left="0.0555in solid #800000" fo:border-right="none" fo:border-top="none"/>
    </style:style>
    <style:style style:name="ce55" style:family="table-cell" style:parent-style-name="Default">
      <style:table-cell-properties fo:border-bottom="0.0555in solid #800000" fo:border-left="0.0555in solid #800000" fo:border-right="none" fo:border-top="none"/>
    </style:style>
    <style:style style:name="ce56" style:family="table-cell" style:parent-style-name="Default">
      <style:table-cell-properties fo:border-bottom="none" fo:border-left="0.0346in solid #800080" fo:border-right="none" fo:border-top="0.0346in solid #800080"/>
      <style:text-properties fo:font-weight="bold"/>
    </style:style>
    <style:style style:name="ce57" style:family="table-cell" style:parent-style-name="Default">
      <style:table-cell-properties fo:border-bottom="none" fo:border-left="0.0346in solid #800080" fo:border-right="none" fo:border-top="none"/>
    </style:style>
    <style:style style:name="ce58" style:family="table-cell" style:parent-style-name="Default">
      <style:table-cell-properties fo:border-bottom="0.0346in solid #800080" fo:border-left="0.0346in solid #80008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555in solid #800000"/>
    </style:style>
    <style:style style:name="ce60" style:family="table-cell" style:parent-style-name="Default">
      <style:table-cell-properties fo:border-bottom="0.0555in solid #800000" fo:border-left="none" fo:border-right="none" fo:border-top="none"/>
    </style:style>
    <style:style style:name="ce61" style:family="table-cell" style:parent-style-name="Default">
      <style:text-properties fo:font-style="italic"/>
    </style:style>
    <style:style style:name="ce62" style:family="table-cell" style:parent-style-name="Default">
      <style:table-cell-properties fo:border-bottom="none" fo:border-left="none" fo:border-right="none" fo:border-top="0.0346in solid #800080"/>
    </style:style>
    <style:style style:name="ce63" style:family="table-cell" style:parent-style-name="Default">
      <style:table-cell-properties fo:border-bottom="0.0346in solid #80008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555in solid #800000" fo:border-top="0.0555in solid #800000"/>
    </style:style>
    <style:style style:name="ce65" style:family="table-cell" style:parent-style-name="Default">
      <style:table-cell-properties fo:border-bottom="none" fo:border-left="none" fo:border-right="0.0555in solid #800000" fo:border-top="none"/>
    </style:style>
    <style:style style:name="ce66" style:family="table-cell" style:parent-style-name="Default">
      <style:table-cell-properties fo:border-bottom="0.0555in solid #800000" fo:border-left="none" fo:border-right="0.0555in solid #800000" fo:border-top="none"/>
    </style:style>
    <style:style style:name="ce67" style:family="table-cell" style:parent-style-name="Default">
      <style:table-cell-properties fo:border="none"/>
      <style:text-properties fo:font-weight="bold"/>
    </style:style>
    <style:style style:name="ce68" style:family="table-cell" style:parent-style-name="Default">
      <style:table-cell-properties fo:border="none"/>
      <style:text-properties fo:font-style="italic" fo:font-weight="normal"/>
    </style:style>
    <style:style style:name="ce69" style:family="table-cell" style:parent-style-name="Default">
      <style:table-cell-properties fo:border-bottom="0.0346in solid #008000" fo:border-left="0.0346in solid #800000" fo:border-right="0.0346in solid #008000" fo:border-top="0.0346in solid #800000"/>
    </style:style>
    <style:style style:name="ce70" style:family="table-cell" style:parent-style-name="Default">
      <style:table-cell-properties fo:border-bottom="0.0346in solid #800080" fo:border-left="none" fo:border-right="none" fo:border-top="none"/>
      <style:text-properties fo:font-weight="bold"/>
    </style:style>
    <style:style style:name="ce71" style:family="table-cell" style:parent-style-name="Default">
      <style:table-cell-properties fo:border-bottom="none" fo:border-left="none" fo:border-right="0.0346in solid #800080" fo:border-top="none"/>
    </style:style>
    <style:style style:name="ce72" style:family="table-cell" style:parent-style-name="Default">
      <style:table-cell-properties fo:border-bottom="none" fo:border-left="none" fo:border-right="0.0346in solid #800080" fo:border-top="0.0346in solid #800000"/>
    </style:style>
    <style:style style:name="ce73" style:family="table-cell" style:parent-style-name="Default">
      <style:table-cell-properties fo:border-bottom="0.0346in solid #800000" fo:border-left="none" fo:border-right="0.0346in solid #800080" fo:border-top="none"/>
    </style:style>
    <style:style style:name="ce74" style:family="table-cell" style:parent-style-name="Default">
      <style:table-cell-properties fo:border-bottom="0.0346in solid #800080" fo:border-left="none" fo:border-right="0.0346in solid #800080" fo:border-top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ce76" style:family="table-cell" style:parent-style-name="Default">
      <style:table-cell-properties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      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  <form:button form:name="PushButton6" form:control-implementation="ooo:com.sun.star.form.component.CommandButton" form:id="control7" form:label="Offse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ffsetMethod?language=Basic&amp;location=document"/>
              </office:event-listeners>
            </form:button>
            <form:button form:name="PushButton7" form:control-implementation="ooo:com.sun.star.form.component.CommandButton" form:id="control8" form:label="Current Reg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RegionProperty?language=Basic&amp;location=document"/>
              </office:event-listeners>
            </form:button>
            <form:button form:name="PushButton8" form:control-implementation="ooo:com.sun.star.form.component.CommandButton" form:id="control9" form:label="Current Arra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ArrayMethod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tring1</text:p>
          </table:table-cell>
          <table:table-cell table:style-name="ce26" office:value-type="string">
            <text:p>string2</text:p>
          </table:table-cell>
          <table:table-cell table:style-name="ce4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>
            <text:p>Shadow Effect</text:p>
          </table:table-cell>
          <table:table-cell table:number-columns-repeated="4"/>
          <table:table-cell office:value-type="string">
            <text:p>F8:H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3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22970579109607">
            <text:p>1.23</text:p>
          </table:table-cell>
          <table:table-cell/>
          <table:table-cell>
            <draw:control table:end-cell-address="Sheet1.E14" table:end-x="0.6346in" table:end-y="0.0244in" draw:z-index="3" draw:text-style-name="P1" svg:width="1.7299in" svg:height="0.65in" svg:x="0.6823in" svg:y="0.0437in" draw:control="control4"/>
          </table:table-cell>
          <table:table-cell table:number-columns-repeated="2"/>
          <table:table-cell table:style-name="ce55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6549109228211">
            <text:p>1.65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59781571039828">
            <text:p>1.6</text:p>
          </table:table-cell>
          <table:table-cell table:number-columns-repeated="6"/>
          <table:table-cell table:style-name="ce8" office:value-type="string">
            <text:p>Fill Left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67334937568444">
            <text:p>1.67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13524729019741">
            <text:p>1.14</text:p>
          </table:table-cell>
          <table:table-cell table:number-columns-repeated="6"/>
          <table:table-cell table:style-name="ce37" table:number-columns-repeated="2"/>
          <table:table-cell table:style-name="ce37" office:value-type="float" office:value="11">
            <text:p>11</text:p>
          </table:table-cell>
          <table:table-cell/>
        </table:table-row>
        <table:table-row table:style-name="ro1">
          <table:table-cell table:style-name="ce7" table:formula="oooc:=RAND()+1" office:value-type="float" office:value="1.17567620481163">
            <text:p>1.18</text:p>
          </table:table-cell>
          <table:table-cell/>
          <table:table-cell>
            <draw:control table:end-cell-address="Sheet1.E19" table:end-x="0.6283in" table:end-y="0.0425in" draw:z-index="0" draw:text-style-name="P2" svg:width="1.726in" svg:height="0.6488in" svg:x="0.6799in" svg:y="0.063in" draw:control="control1"/>
          </table:table-cell>
          <table:table-cell table:number-columns-repeated="2"/>
          <table:table-cell>
            <draw:control table:end-cell-address="Sheet1.G19" table:end-x="0.8563in" table:end-y="0.0469in" draw:z-index="4" draw:text-style-name="P2" svg:width="1.7299in" svg:height="0.65in" svg:x="0.0154in" svg:y="0.0661in" draw:control="control5"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8" office:value-type="string">
            <text:p>Fill Righ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Current Array of A19:B22 and B19:B22</text:p>
          </table:table-cell>
          <table:table-cell table:number-columns-repeated="10"/>
        </table:table-row>
        <table:table-row table:style-name="ro1">
          <table:table-cell table:style-name="ce9" table:number-matrix-columns-spanned="2" table:number-matrix-rows-spanned="5" table:formula="oooc:=RAND()" office:value-type="float" office:value="0.0058385799666115">
            <text:p>0.01</text:p>
          </table:table-cell>
          <table:table-cell table:style-name="ce27" office:value-type="float" office:value="0.0413443437038662">
            <text:p>0.04</text:p>
          </table:table-cell>
          <table:table-cell table:number-columns-repeated="5"/>
          <table:table-cell table:style-name="ce67" office:value-type="float" office:value="12">
            <text:p>12</text:p>
          </table:table-cell>
          <table:table-cell table:style-name="ce67" table:number-columns-repeated="2"/>
          <table:table-cell/>
        </table:table-row>
        <table:table-row table:style-name="ro1">
          <table:table-cell table:style-name="ce10" office:value-type="float" office:value="0.721536270678759">
            <text:p>0.72</text:p>
          </table:table-cell>
          <table:table-cell table:style-name="ce28" office:value-type="float" office:value="0.259725878601766">
            <text:p>0.26</text:p>
          </table:table-cell>
          <table:table-cell table:number-columns-repeated="9"/>
        </table:table-row>
        <table:table-row table:style-name="ro1">
          <table:table-cell table:style-name="ce11" office:value-type="float" office:value="0.274136637465161">
            <text:p>0.27</text:p>
          </table:table-cell>
          <table:table-cell table:style-name="ce29" office:value-type="float" office:value="0.699969202605993">
            <text:p>0.7</text:p>
          </table:table-cell>
          <table:table-cell>
            <draw:control table:end-cell-address="Sheet1.E23" table:end-x="0.6657in" table:end-y="0.1634in" draw:z-index="1" draw:text-style-name="P2" svg:width="1.7299in" svg:height="0.65in" svg:x="0.7134in" svg:y="0.0154in" draw:control="control2"/>
          </table:table-cell>
          <table:table-cell table:number-columns-repeated="2"/>
          <table:table-cell>
            <draw:control table:end-cell-address="Sheet1.G23" table:end-x="0.8524in" table:end-y="0.1673in" draw:z-index="5" draw:text-style-name="P2" svg:width="1.7299in" svg:height="0.65in" svg:x="0.0114in" svg:y="0.0193in" draw:control="control6"/>
          </table:table-cell>
          <table:table-cell/>
          <table:table-cell table:style-name="ce8" office:value-type="string">
            <text:p>Fill Down</text:p>
          </table:table-cell>
          <table:table-cell/>
          <table:table-cell table:style-name="ce8" office:value-type="string">
            <text:p>Fill Up</text:p>
          </table:table-cell>
          <table:table-cell/>
        </table:table-row>
        <table:table-row table:style-name="ro1">
          <table:table-cell table:style-name="ce12" office:value-type="float" office:value="0.235566357726029">
            <text:p>0.24</text:p>
          </table:table-cell>
          <table:table-cell table:style-name="ce30" office:value-type="float" office:value="0.972590355189792">
            <text:p>0.97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/>
          <table:table-cell/>
        </table:table-row>
        <table:table-row table:style-name="ro1">
          <table:table-cell table:style-name="ce13" office:value-type="float" office:value="0.592675800711231">
            <text:p>0.59</text:p>
          </table:table-cell>
          <table:table-cell table:style-name="ce31" office:value-type="float" office:value="0.0058385799666115">
            <text:p>0.01</text:p>
          </table:table-cell>
          <table:table-cell table:number-columns-repeated="4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table:number-columns-repeated="6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4" office:value-type="currency" office:currency="USD" office:value="23">
            <text:p>$23.00</text:p>
          </table:table-cell>
          <table:table-cell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2"/>
          <table:table-cell>
            <draw:control table:end-cell-address="Sheet1.G28" table:end-x="0.8524in" table:end-y="0.1598in" draw:z-index="6" draw:text-style-name="P2" svg:width="1.7299in" svg:height="0.65in" svg:x="0.0114in" svg:y="0.0118in" draw:control="control7"/>
          </table:table-cell>
          <table:table-cell table:style-name="ce8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5" office:value-type="date" office:date-value="2005-06-14">
            <text:p>Tuesday, June 14, 2005</text:p>
          </table:table-cell>
          <table:table-cell table:number-columns-repeated="5"/>
          <table:table-cell table:style-name="ce61"/>
          <table:table-cell table:style-name="ce68"/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6" office:value-type="float" office:value="14.499">
            <text:p>1.45E+001</text:p>
          </table:table-cell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7" office:value-type="float" office:value="1.5">
            <text:p>1 1/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/>
          <table:table-cell table:number-columns-repeated="10"/>
        </table:table-row>
        <table:table-row table:style-name="ro1">
          <table:table-cell table:style-name="ce8"/>
          <table:table-cell table:style-name="ce8" office:value-type="string">
            <text:p>Actual Range B31:D33</text:p>
          </table:table-cell>
          <table:table-cell table:number-columns-repeated="2"/>
          <table:table-cell office:value-type="float" office:value="12">
            <text:p>12</text:p>
          </table:table-cell>
          <table:table-cell>
            <draw:control table:end-cell-address="Sheet1.G34" table:end-x="0.8724in" table:end-y="0.1555in" draw:z-index="8" draw:text-style-name="P2" svg:width="1.75in" svg:height="0.6299in" svg:x="0.0114in" svg:y="0.0276in" draw:control="control9"/>
          </table:table-cell>
          <table:table-cell/>
          <table:table-cell>
            <draw:control table:end-cell-address="Sheet1.J35" table:end-x="0.1854in" table:end-y="0.0083in" draw:z-index="7" draw:text-style-name="P2" svg:width="1.7299in" svg:height="0.65in" svg:x="0.2331in" svg:y="0.0276in" draw:control="control8"/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8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2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2">
            <text:p>12</text:p>
          </table:table-cell>
          <table:table-cell table:style-name="ce38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Offset (B31:D33).Offset(1,0)</text:p>
          </table:table-cell>
          <table:table-cell table:style-name="ce37" table:number-columns-repeated="2"/>
          <table:table-cell/>
          <table:table-cell table:style-name="ce8" office:value-type="string">
            <text:p>Current region of range G39:H40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9"/>
          <table:table-cell table:style-name="ce8"/>
        </table:table-row>
        <table:table-row table:style-name="ro1">
          <table:table-cell table:style-name="ce8"/>
          <table:table-cell table:style-name="ce8" office:value-type="string">
            <text:p>Range B39:D41</text:p>
          </table:table-cell>
          <table:table-cell table:number-columns-repeated="3"/>
          <table:table-cell table:style-name="ce56" office:value-type="string">
            <text:p>Negative Column and row offset (H40:G41).Offset(-1,-1)</text:p>
          </table:table-cell>
          <table:table-cell table:style-name="ce62"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32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/>
          <table:table-cell table:style-name="ce57"/>
          <table:table-cell table:style-name="ce20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71"/>
          <table:table-cell table:number-columns-repeated="2"/>
        </table:table-row>
        <table:table-row table:style-name="ro1">
          <table:table-cell/>
          <table:table-cell table:style-name="ce35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/>
          <table:table-cell table:style-name="ce57"/>
          <table:table-cell table:style-name="ce22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0" table:formula="oooc:=RAND() + 3" office:value-type="float" office:value="3.5954908028224">
            <text:p>3.6</text:p>
          </table:table-cell>
          <table:table-cell table:style-name="ce36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/>
          <table:table-cell table:style-name="ce57"/>
          <table:table-cell/>
          <table:table-cell table:style-name="ce34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number-columns-repeated="2"/>
          <table:table-cell table:style-name="ce58"/>
          <table:table-cell table:style-name="ce63"/>
          <table:table-cell table:style-name="ce70" office:value-type="string">
            <text:p>Range H40:G41</text:p>
          </table:table-cell>
          <table:table-cell table:style-name="ce74"/>
          <table:table-cell table:number-columns-repeated="2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Negative column <text:s/>offset (B39:D41).Offset(2,-1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>
            <text:p>Negative Row Offset B50:D51.Offset(-1,1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>
            <text:p>string1</text:p>
          </table:table-cell>
          <table:table-cell table:style-name="ce42" office:value-type="string">
            <text:p>string2</text:p>
          </table:table-cell>
          <table:table-cell table:style-name="ce48" office:value-type="string">
            <text:p>string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>
            <text:p>string6</text:p>
          </table:table-cell>
          <table:table-cell table:style-name="ce38" office:value-type="string">
            <text:p>string5</text:p>
          </table:table-cell>
          <table:table-cell table:style-name="ce47" office:value-type="string">
            <text:p>string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>
            <text:p>string1</text:p>
          </table:table-cell>
          <table:table-cell table:style-name="ce43" office:value-type="string">
            <text:p>string2</text:p>
          </table:table-cell>
          <table:table-cell table:style-name="ce49" office:value-type="string">
            <text:p>string3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>
            <text:p>string4</text:p>
          </table:table-cell>
          <table:table-cell table:style-name="ce44" office:value-type="string">
            <text:p>string5</text:p>
          </table:table-cell>
          <table:table-cell table:style-name="ce51" office:value-type="string">
            <text:p>string6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Range B50:D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>
            <text:p>See Sheet2 for more properties</text:p>
          </table:table-cell>
          <table:table-cell table:number-columns-repeated="10"/>
        </table:table-row>
        <table:table-row table:style-name="ro3">
          <table:table-cell table:style-name="ce23"/>
          <table:table-cell table:number-columns-repeated="10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ddress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ressProperty?language=Basic&amp;location=document"/>
              </office:event-listeners>
            </form:button>
            <form:button form:name="PushButton1" form:control-implementation="ooo:com.sun.star.form.component.CommandButton" form:id="control2" form:label="Rotate Matrix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otateMatrix?language=Basic&amp;location=document"/>
              </office:event-listeners>
            </form:button>
            <form:button form:name="PushButton2" form:control-implementation="ooo:com.sun.star.form.component.CommandButton" form:id="control3" form:label="Cells/Select/Selec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ellsProperty?language=Basic&amp;location=document"/>
              </office:event-listeners>
            </form:button>
            <form:button form:name="PushButton3" form:control-implementation="ooo:com.sun.star.form.component.CommandButton" form:id="control4" form:label="Resize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esizeProperty?language=Basic&amp;location=document"/>
              </office:event-listeners>
            </form:button>
          </form:form>
        </office:forms>
        <table:table-column table:style-name="co2" table:number-columns-repeated="1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matrix-columns-spanned="3" table:number-matrix-rows-spanned="6" table:formula="oooc:=RAND()+1" office:value-type="float" office:value="1.34190252858303">
            <text:p>1.34</text:p>
          </table:table-cell>
          <table:table-cell office:value-type="float" office:value="1.97584047958992">
            <text:p>1.98</text:p>
          </table:table-cell>
          <table:table-cell office:value-type="float" office:value="1.69845371772463">
            <text:p>1.7</text:p>
          </table:table-cell>
          <table:table-cell/>
        </table:table-row>
        <table:table-row table:style-name="ro1">
          <table:table-cell table:number-columns-repeated="8"/>
          <table:table-cell office:value-type="float" office:value="1.89270659810524">
            <text:p>1.89</text:p>
          </table:table-cell>
          <table:table-cell office:value-type="float" office:value="1.77027222270624">
            <text:p>1.77</text:p>
          </table:table-cell>
          <table:table-cell office:value-type="float" office:value="1.62290044763261">
            <text:p>1.6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.03580677045314">
            <text:p>1.04</text:p>
          </table:table-cell>
          <table:table-cell office:value-type="float" office:value="1.55843316975908">
            <text:p>1.56</text:p>
          </table:table-cell>
          <table:table-cell office:value-type="float" office:value="1.60590440808139">
            <text:p>1.6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office:value-type="float" office:value="1.08352830916807">
            <text:p>1.08</text:p>
          </table:table-cell>
          <table:table-cell office:value-type="float" office:value="1.93150082786172">
            <text:p>1.93</text:p>
          </table:table-cell>
          <table:table-cell office:value-type="float" office:value="1.75105338019834">
            <text:p>1.7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.40971939936733">
            <text:p>1.41</text:p>
          </table:table-cell>
          <table:table-cell office:value-type="float" office:value="1.16720286857672">
            <text:p>1.17</text:p>
          </table:table-cell>
          <table:table-cell office:value-type="float" office:value="1.41908806675071">
            <text:p>1.4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.89300793963159">
            <text:p>1.89</text:p>
          </table:table-cell>
          <table:table-cell office:value-type="float" office:value="1.07174250254023">
            <text:p>1.07</text:p>
          </table:table-cell>
          <table:table-cell office:value-type="float" office:value="1.34190252858303">
            <text:p>1.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ngle cell</text:p>
          </table:table-cell>
          <table:table-cell table:number-columns-repeated="10"/>
          <table:table-cell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style-name="ce76" office:value-type="string">
            <text:p>This is a long string that needs to be wrapped within a cell.</text:p>
          </table:table-cell>
          <table:table-cell table:number-columns-repeated="5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number-matrix-columns-spanned="1" table:number-matrix-rows-spanned="5" table:formula="oooc:=SUM(1+2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/>
          <table:table-cell>
            <draw:control table:end-cell-address="Sheet2.E19" table:end-x="0.6343in" table:end-y="0.0472in" draw:z-index="0" draw:text-style-name="P2" svg:width="1.7299in" svg:height="0.65in" svg:x="0.6819in" svg:y="0.0665in" draw:control="control1"/>
          </table:table-cell>
          <table:table-cell table:number-columns-repeated="2"/>
          <table:table-cell>
            <draw:control table:end-cell-address="Sheet2.H19" table:end-x="0.4173in" table:end-y="0.0472in" draw:z-index="1" draw:text-style-name="P2" svg:width="1.7299in" svg:height="0.65in" svg:x="0.465in" svg:y="0.0665in" draw:control="control2"/>
          </table:table-cell>
          <table:table-cell table:number-columns-repeated="5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5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control table:end-cell-address="Sheet2.E25" table:end-x="0.6343in" table:end-y="0.0228in" draw:z-index="2" draw:text-style-name="P2" svg:width="1.7299in" svg:height="0.65in" svg:x="0.6819in" svg:y="0.0421in" draw:control="control3"/>
          </table:table-cell>
          <table:table-cell table:number-columns-repeated="2"/>
          <table:table-cell>
            <draw:control table:end-cell-address="Sheet2.H25" table:end-x="0.4173in" table:end-y="0.0228in" draw:z-index="3" draw:text-style-name="P2" svg:width="1.7299in" svg:height="0.65in" svg:x="0.465in" svg:y="0.0421in" draw:control="control4"/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ooc:=RAND()+1" office:value-type="float" office:value="1.05747405069763">
            <text:p>1.06</text:p>
          </table:table-cell>
          <table:table-cell table:formula="oooc:=RAND()+1" office:value-type="float" office:value="1.30083598163949">
            <text:p>1.3</text:p>
          </table:table-cell>
          <table:table-cell table:number-columns-repeated="9"/>
          <table:table-cell office:value-type="float" office:value="26">
            <text:p>26</text:p>
          </table:table-cell>
        </table:table-row>
        <table:table-row table:style-name="ro1">
          <table:table-cell table:formula="oooc:=RAND()+1" office:value-type="float" office:value="1.62848257116437">
            <text:p>1.63</text:p>
          </table:table-cell>
          <table:table-cell table:formula="oooc:=RAND()+1" office:value-type="float" office:value="1.56427175019135">
            <text:p>1.56</text:p>
          </table:table-cell>
          <table:table-cell table:number-columns-repeated="10"/>
        </table:table-row>
        <table:table-row table:style-name="ro1">
          <table:table-cell table:formula="oooc:=RAND()+1" office:value-type="float" office:value="1.20139521043813">
            <text:p>1.2</text:p>
          </table:table-cell>
          <table:table-cell table:formula="oooc:=RAND()+1" office:value-type="float" office:value="1.71201088033245">
            <text:p>1.71</text:p>
          </table:table-cell>
          <table:table-cell table:number-columns-repeated="10"/>
        </table:table-row>
        <table:table-row table:style-name="ro1">
          <table:table-cell table:formula="oooc:=RAND()+1" office:value-type="float" office:value="1.49577257758741">
            <text:p>1.5</text:p>
          </table:table-cell>
          <table:table-cell table:formula="oooc:=RAND()+1" office:value-type="float" office:value="1.95244859110212">
            <text:p>1.95</text:p>
          </table:table-cell>
          <table:table-cell table:number-columns-repeated="10"/>
        </table:table-row>
        <table:table-row table:style-name="ro1">
          <table:table-cell table:formula="oooc:=RAND()+1" office:value-type="float" office:value="1.12173027923411">
            <text:p>1.12</text:p>
          </table:table-cell>
          <table:table-cell table:formula="oooc:=RAND()+1" office:value-type="float" office:value="1.66297544662979">
            <text:p>1.66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</table:table>
      <table:table table:name="Sheet3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cut/cop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tAndCopy?language=Basic&amp;location=document"/>
              </office:event-listeners>
            </form:button>
          </form:form>
        </office:forms>
        <table:table-column table:style-name="co2" table:number-columns-repeated="3" table:default-cell-style-name="Default"/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>
            <draw:control table:end-cell-address="Sheet3.D11" table:end-x="0.6701in" table:end-y="0.1681in" draw:z-index="0" draw:text-style-name="P2" svg:width="1.6736in" svg:height="0.7012in" svg:x="0.774in" svg:y="0.1362in" draw:control="control1"/>
          </table:table-cell>
          <table:table-cell/>
        </table:table-row>
      </table:table>
      <table:named-expressions>
        <table:named-range table:name="MyText" table:base-cell-address="$Sheet1.$A$28" table:cell-range-address="$Sheet1.$A$24:.$A$28"/>
        <table:named-range table:name="MyMatrix" table:base-cell-address="$Sheet2.$C$10" table:cell-range-address="$Sheet2.$B$9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26">07/26/2005</text:date>, <text:time>13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7-26T13:45:43</dc:date>
    <meta:print-date>2005-06-08T13:41:16</meta:print-date>
    <dc:language>en-US</dc:language>
    <meta:editing-cycles>529</meta:editing-cycles>
    <meta:editing-duration>PT11H42M39S</meta:editing-duration>
    <meta:user-defined meta:name="Info 1"/>
    <meta:user-defined meta:name="Info 2"/>
    <meta:user-defined meta:name="Info 3"/>
    <meta:user-defined meta:name="Info 4"/>
    <meta:document-statistic meta:table-count="3" meta:cell-count="219" meta:object-count="1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row in the range A3:C4 is " + sheet.Range("A3:C4").Offset(2,1).Count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MsgBox("The characters in the cell A17 form 3rd position to 10th position is " + sheet.Range("A17").Characters(3,7) )
'sheet.Range("A19:B22").Font.Bold = true 
'sheet.Range("A7").Font.Underline = true
'sheet.Range("A7").Font.Strikethrough = true
'sheet.Range("A7").Font.Shadow = true
'sheet.Range("A7").Font.Italic = true
'MsgBox("Removing all the fomatting applied to cells")
'sheet.Range("A19:B22").Font.Bold = false
'sheet.Range("A7").Font.Underline = false
'sheet.Range("A7").Font.Strikethrough = false
'sheet.Range("A7").Font.Shadow = false
'sheet.Range("A7").Font.Italic = false
'MsgBox(" The font used in range A7 is " + sheet.Range("A7").Font.Name )

End Sub

Sub OffsetMethod
sheet = ActiveWorkbook.ActiveSheet
MsgBox("The number of cells in the actual range B31:D33 is " + sheet.Range("B31:D33").Count )
MsgBox("The number of cells in the offset range B31:D33.Offset(1,0) is " + sheet.Range("B31:D33").Offset(1,0).Count )
MsgBox("The number of first column in the offset range B39:D41.Offset(2,-1) is " + sheet.Range("B39:D41").Offset(2,-1).Column )
MsgBox("The number of first row  in the offset range B39:D41.Offset(2,-1) is " + sheet.Range("B39:D41").Offset(2,-1).Row )
MsgBox("The number of first row  in the offset range B50:D51.Offset(-1,1) is " + sheet.Range("B50:D51").Offset(-1,1).Row )
MsgBox("The number of first column  in the offset range B50:D51.Offset(-1,1) is " + sheet.Range("B50:D51").Offset(-1,1).Column )
MsgBox("The number of first row  in the offset range H40:G41.Offset(-1,-1) is " + sheet.Range("H40:G41").Offset(-1,-1).Row )
MsgBox("The number of first column  in the offset range H40:G41.Offset(-1,-1) is " + sheet.Range("H40:G41").Offset(-1,-1).Column )
sheet.Range("B39:D41").Offset(2,-1).Formula = "=rand() + 3"
Rem MsgBox("The number of first column  in the offset range A40:A41.Offset(-1,-1) is " + sheet.Range("A40:A41").Offset(-1,-1).Column )
MsgBox("The number of cells in the offset range H40:H41.Offset is " + sheet.Range("H40:H41").Offset.Row )
MsgBox("The number of first row in the offset range H40:H41.Offset(3) is " + sheet.Range("H40:H41").Offset(,3).Column )
End Sub

Sub CurrentRegionProperty
sheet = ActiveWorkbook.ActiveSheet
MsgBox("The number of first row  in the current region of range G39:H40 is " + sheet.Range("G39:H40").CurrentRegion.Row )
MsgBox("The number of first column  in the current region of range G39:H40 is " + sheet.Range("G39:H40").CurrentRegion.Column )
MsgBox("The number of cells in the current region of range G39:H40 is " + sheet.Range("G39:H40").CurrentRegion.Count )
End Sub

Sub CurrentArrayMethod
sheet = ActiveWorkbook.ActiveSheet
sheet.Range("A18:B22").FormulaArray = "=rand()"
MsgBox("The number of first row in the current array of array formula range A19:B21 is " + sheet.Range("A19:B21").CurrentArray.Row )
MsgBox("The number of first column in the current array of array formula range B19:B21 is " + sheet.Range("B19:B21").CurrentArray.Column )
MsgBox("The number of cells in the current array of array formula range B19:B21 is " + sheet.Range("B19:B21").CurrentArray.Count )
MsgBox("The number of cells in the current array of array formula range A19:B21 is " + sheet.Range("A19:B21").CurrentArray.Count )
End Sub

Sub AddressProperty
sheet=ActiveWorkbook.ActiveSheet
MsgBox("The address of cell A11 is " + sheet.Range("A11").Address )
MsgBox("The address of range A1:D4 is " + sheet.Range("A1:D4").Address )
MsgBox("The address of range A7:A9 is " + sheet.Range("A7:A9").Address )
MsgBox("The address of range C7:C9 is " + sheet.Range("C7:C9").Address )
End Sub

Sub RotateMatrix
sheet=ActiveWorkbook.ActiveSheet
temp=sheet.Range("MyMatrix").Cells(1,0).Value
Range("MyMatrix").Cells(1,0).Value = Range("MyMatrix").Cells(1,1).Value
Range("MyMatrix").Cells(1,1).Value = Range("MyMatrix").Cells(0,1).Value
Range("MyMatrix").Cells(0,1).Value = Range("MyMatrix").Cells(0,0).Value
Range("MyMatrix").Cells(0,0).Value = temp
sheet.Range("MyMatrix").Cut
End Sub

Sub CellsProperty
sheet=ActiveWorkbook.ActiveSheet

sheet.Range("I5:K10").Cells.Select 
Selection.FormulaArray = "=rand()+1"
MsgBox("Selecting the first cell of range C30:D35")
sheet.Range("C30:D35").Cells(0,0).Select
MsgBox( "Setting value to it")
sheet.Range("C30:D35").Cells(0,0).Value = 12
MsgBox("Selecting last cell of range C30:D35")
sheet.Range("C30:D35").Cells(5,1).Select
MsgBox("Setting formula in it")
sheet.Range("C30:D35").Cells(5,1).Formula = "=sum(I5:K10)"
For i = 0 to sheet.Range("A26:B30").Count - 1 
sheet.Range("A26:B30").Cells(i).formula = "=rand()+1"
next i
End Sub

Sub ResizeProperty
sheet=ActiveWorkbook.Activesheet
sheet.Range("I5:K10").Resize.Select
MsgBox(" The address of the range resized to same value I5:K10.Resize is " + Selection.Address)
Selection.Resize(1,1).Select
MsgBox(" The address of selected range Selection.Resize(1,1) is " + Selection.Address)
Selection.Resize(5,5).Select
MsgBox(" The address of selected range Selection.Resize(5,5) is " + Selection.Address)
Selection.Resize(2).Select
MsgBox(" The address of selected range Selection.Resize(2) is " + Selection.Address)
Selection.Resize(,2).Select
MsgBox(" The address of selected range Selection.Resize(,2) is " + Selection.Address)
MsgBox(" The address of selected range Selection.Resize(RowSize:=5,ColumnSize:=1) is " + Selection.Address)
Selection.Resize(RowSize:=5,ColumnSize:=1).Select
MsgBox(" The address of selected range Selection.Resize(RowSize:=1) is " + Selection.Address)
Selection.Resize(RowSize:=1).Select
MsgBox(" The address of selected range Selection.Resize(ColumnSize:=1) is " + Selection.Address)
Selection.Resize(ColumnSize:=1).Select
sheet.Range("F12").WrapText = true
MsgBox(" The text in Range F12 is wrapped is " + sheet.Range("F12").WrapText )
MsgBox(" Unwrapping the wrapped string" )
sheet.Range("F12").WrapText = false
MsgBox(" The text in Range F12 is wrapped is " + sheet.Range("F12").WrapText )
End Sub

Sub CutAndCopy
sheet = ActiveWorkbook.ActiveSheet
sheet.Range("A1:C5").Select
MsgBox("Cuts the selected range to Cell D10")
sheet.Range("A1:C5").Cut(Destination:=Range("E11"))
sheet.Range("E11:G15").Select
MsgBox("Copies back the selected range")
sheet.Range("E11:G15").Copy(Destination:=Range("A1"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